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3000002708A501BCDB5FA1360.png" manifest:media-type="image/png"/>
  <manifest:file-entry manifest:full-path="Pictures/1000000100000119000001D5FEBC9F21109B0B2D.png" manifest:media-type="image/png"/>
  <manifest:file-entry manifest:full-path="Pictures/1000000000000898000006A456326DDA395249C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4.498cm" table:align="left"/>
    </style:style>
    <style:style style:name="Tabela1.A" style:family="table-column">
      <style:table-column-properties style:column-width="0.893cm"/>
    </style:style>
    <style:style style:name="Tabela1.B" style:family="table-column">
      <style:table-column-properties style:column-width="0.91cm"/>
    </style:style>
    <style:style style:name="Tabela1.1" style:family="table-row">
      <style:table-row-properties style:min-row-height="0.596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499cm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2bb4" officeooo:paragraph-rsid="00052b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c5f2" officeooo:paragraph-rsid="0008c5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03cm, 4.293cm, 10.68cm, 12.6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295cm" fo:min-width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fff" draw:textarea-vertical-align="middle" draw:auto-grow-height="false" fo:min-height="0.083cm" fo:min-width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229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A"/>
        <table:table-row table:style-name="Tabela1.1">
          <table:table-cell table:style-name="Tabela1.A1" office:value-type="string">
            <text:p text:style-name="P1"><draw:frame draw:style-name="fr3" draw:name="Imagem4" text:anchor-type="char" svg:x="9.613cm" svg:y="0.866cm" svg:width="1.356cm" svg:height="1.312cm" draw:z-index="2"><draw:image xlink:href="Pictures/1000000000000898000006A456326DDA395249CD.jpg" xlink:type="simple" xlink:show="embed" xlink:actuate="onLoad" draw:mime-type="image/jpeg"/></draw:frame></text:p>
          </table:table-cell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3">b</text:p>
          </table:table-cell>
          <table:table-cell table:style-name="Tabela1.A1" office:value-type="string">
            <text:p text:style-name="P3">c</text:p>
          </table:table-cell>
          <table:table-cell table:style-name="Tabela1.E1" office:value-type="string">
            <text:p text:style-name="P3">d</text:p>
          </table:table-cell>
        </table:table-row>
        <table:table-row table:style-name="Tabela1.2">
          <table:table-cell table:style-name="Tabela1.A2" office:value-type="string">
            <text:p text:style-name="P2">1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 table:style-name="Tabela1.2">
          <table:table-cell table:style-name="Tabela1.A2" office:value-type="string">
            <text:p text:style-name="P2">2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 table:style-name="Tabela1.2"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 table:style-name="Tabela1.2">
          <table:table-cell table:style-name="Tabela1.A2" office:value-type="string">
            <text:p text:style-name="P2">4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 table:style-name="Tabela1.2">
          <table:table-cell table:style-name="Tabela1.A2" office:value-type="string">
            <text:p text:style-name="P2">5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 table:style-name="Tabela1.2"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 table:style-name="Tabela1.2">
          <table:table-cell table:style-name="Tabela1.A2" office:value-type="string">
            <text:p text:style-name="P2">7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 table:style-name="Tabela1.2">
          <table:table-cell table:style-name="Tabela1.A2" office:value-type="string">
            <text:p text:style-name="P2">8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 table:style-name="Tabela1.2">
          <table:table-cell table:style-name="Tabela1.A2" office:value-type="string">
            <text:p text:style-name="P2">9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 table:style-name="Tabela1.2">
          <table:table-cell table:style-name="Tabela1.A2" office:value-type="string">
            <text:p text:style-name="P2">10<draw:frame draw:style-name="fr4" draw:name="Imagem1" text:anchor-type="char" svg:x="9.548cm" svg:y="-4.808cm" svg:width="5.076cm" svg:height="8.47cm" draw:z-index="0"><draw:image xlink:href="Pictures/1000000100000119000001D5FEBC9F21109B0B2D.png" xlink:type="simple" xlink:show="embed" xlink:actuate="onLoad" draw:mime-type="image/png"/></draw:frame><draw:frame draw:style-name="fr3" draw:name="Imagem2" text:anchor-type="char" svg:x="13.19cm" svg:y="-6.121cm" svg:width="1.356cm" svg:height="1.312cm" draw:z-index="1"><draw:image xlink:href="Pictures/1000000000000898000006A456326DDA395249CD.jpg" xlink:type="simple" xlink:show="embed" xlink:actuate="onLoad" draw:mime-type="image/jpeg"/></draw:frame>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path text:anchor-type="paragraph" draw:z-index="162" draw:name="Curva de Bézier 16" draw:style-name="gr1" draw:text-style-name="P4" svg:width="0.858cm" svg:height="0.099cm" draw:transform="rotate (0.421147948506232) translate (2.99825231263028cm 4.86515992261398cm)" svg:viewBox="0 0 859 100" svg:d="M0 100c240-8 464-109 706-99l153 28"><text:p/></draw:path><draw:path text:anchor-type="paragraph" draw:z-index="163" draw:name="Curva de Bézier 17" draw:style-name="gr1" draw:text-style-name="P4" svg:width="0.719cm" svg:height="0.103cm" draw:transform="rotate (-0.623955207587973) translate (3.19188728890951cm 4.49502903301051cm)" svg:viewBox="0 0 720 104" svg:d="M0 101c216 19 411-89 627-101l93 3"><text:p/></draw:path><draw:path text:anchor-type="paragraph" draw:z-index="164" draw:name="Curva de Bézier 18" draw:style-name="gr1" draw:text-style-name="P4" svg:width="0.862cm" svg:height="0.141cm" draw:transform="rotate (0.213279234593707) translate (3.95288133970781cm 5.36490535486506cm)" svg:viewBox="0 0 863 142" svg:d="M0 142c230-35 472 10 694-81l169-61"><text:p/></draw:path><draw:path text:anchor-type="paragraph" draw:z-index="165" draw:name="Curva de Bézier 19" draw:style-name="gr1" draw:text-style-name="P4" svg:width="0.641cm" svg:height="0.359cm" svg:x="4.078cm" svg:y="5.126cm" svg:viewBox="0 0 642 360" svg:d="M0 0c213 101 422 215 623 340l19 20"><text:p/></draw:path><draw:path text:anchor-type="paragraph" draw:z-index="166" draw:name="Curva de Bézier 20" draw:style-name="gr1" draw:text-style-name="P4" svg:width="0.824cm" svg:height="0.143cm" draw:transform="rotate (0.321664181142555) translate (1.99194894181933cm 5.91583542909794cm)" svg:viewBox="0 0 825 144" svg:d="M0 143c228 2 462-20 675-113l150-30"><text:p/></draw:path><draw:polyline text:anchor-type="paragraph" draw:z-index="167" draw:name="Poli-linha com 4 cantos 15" draw:style-name="gr1" draw:text-style-name="P4" svg:width="0.755cm" svg:height="0.022cm" draw:transform="rotate (-0.583289036016505) translate (2.20007935750017cm 5.71139093344338cm)" svg:viewBox="0 0 756 23" draw:points="0,23 290,14 551,0 756,0"><text:p/></draw:polyline><draw:path text:anchor-type="paragraph" draw:z-index="168" draw:name="Curva de Bézier 21" draw:style-name="gr1" draw:text-style-name="P4" svg:width="0.81cm" svg:height="0.509cm" svg:x="3.039cm" svg:y="6.147cm" svg:viewBox="0 0 811 510" svg:d="M0 510c198-101 416-170 586-321l188-152 37-37"><text:p/></draw:path><draw:path text:anchor-type="paragraph" draw:z-index="169" draw:name="Curva de Bézier 22" draw:style-name="gr1" draw:text-style-name="P4" svg:width="0.745cm" svg:height="0.089cm" draw:transform="rotate (-0.321664181142555) translate (3.17147222222223cm 6.26004166666667cm)" svg:viewBox="0 0 746 90" svg:d="M0 0c239 13 479 15 717 60l29 30"><text:p/></draw:path><draw:path text:anchor-type="paragraph" draw:z-index="170" draw:name="Curva de Bézier 27" draw:style-name="gr1" draw:text-style-name="P4" svg:width="0.825cm" svg:height="0.057cm" draw:transform="rotate (0.557458163086989) translate (4.99313775818854cm 7.19373550353654cm)" svg:viewBox="0 0 826 58" svg:d="M0 57c249 4 491-84 741-49l85 8"><text:p/></draw:path><draw:path text:anchor-type="paragraph" draw:z-index="171" draw:name="Curva de Bézier 28" draw:style-name="gr1" draw:text-style-name="P4" svg:width="0.717cm" svg:height="0.142cm" draw:transform="rotate (-0.463733982254893) translate (5.1437958573263cm 6.77450868184855cm)" svg:viewBox="0 0 718 143" svg:d="M0 16c251-66 477 87 718 127"><text:p/></draw:path><draw:path text:anchor-type="paragraph" draw:z-index="172" draw:name="Curva de Bézier 29" draw:style-name="gr1" draw:text-style-name="P4" svg:width="0.799cm" svg:height="0.092cm" draw:transform="rotate (0.408581577891873) translate (4.00514267899987cm 7.67338370476993cm)" svg:viewBox="0 0 800 93" svg:d="M0 86c245-105 505 117 733-73l67-13"><text:p/></draw:path><draw:polyline text:anchor-type="paragraph" draw:z-index="173" draw:name="Poli-linha com 4 cantos 16" draw:style-name="gr1" draw:text-style-name="P4" svg:width="0.706cm" svg:height="0.101cm" draw:transform="rotate (-0.512428668385535) translate (4.13455555555555cm 7.37481944444444cm)" svg:viewBox="0 0 707 102" draw:points="0,0 220,6 495,70 707,102"><text:p/></draw:polyline><draw:polyline text:anchor-type="paragraph" draw:z-index="174" draw:name="Poli-linha com 4 cantos 17" draw:style-name="gr1" draw:text-style-name="P4" svg:width="0.558cm" svg:height="0.028cm" draw:transform="rotate (1.05016461092499) translate (2.27675011826585cm 8.32526003578033cm)" svg:viewBox="0 0 559 29" draw:points="0,29 203,0 433,21 559,14"><text:p/></draw:polyline><draw:polyline text:anchor-type="paragraph" draw:z-index="175" draw:name="Poli-linha com 4 cantos 18" draw:style-name="gr1" draw:text-style-name="P4" svg:width="0.681cm" svg:height="0.077cm" draw:transform="rotate (-0.663225115757845) translate (2.27428063246398cm 7.88103082908162cm)" svg:viewBox="0 0 682 78" draw:points="0,78 282,73 502,44 682,0"><text:p/></draw:polyline><draw:path text:anchor-type="paragraph" draw:z-index="176" draw:name="Curva de Bézier 30" draw:style-name="gr1" draw:text-style-name="P4" svg:width="0.69cm" svg:height="0.059cm" draw:transform="rotate (0.512428668385535) translate (4.06965931256215cm 8.75855929229389cm)" svg:viewBox="0 0 691 60" svg:d="M0 17c218-49 433 21 650 40l41 3"><text:p/></draw:path><draw:polyline text:anchor-type="paragraph" draw:z-index="177" draw:name="Poli-linha com 4 cantos 21" draw:style-name="gr1" draw:text-style-name="P4" svg:width="0.631cm" svg:height="0.069cm" draw:transform="rotate (-0.639837703781121) translate (4.28924237138085cm 8.41580033343992cm)" svg:viewBox="0 0 632 70" draw:points="0,70 230,63 451,40 632,0"><text:p/></draw:polyline><draw:path text:anchor-type="paragraph" draw:z-index="178" draw:name="Curva de Bézier 31" draw:style-name="gr1" draw:text-style-name="P4" svg:width="1.051cm" svg:height="0.105cm" draw:transform="rotate (0.40334559013589) translate (4.90634391182882cm 9.37515268646709cm)" svg:viewBox="0 0 1052 106" svg:d="M0 105c212 12 417-75 632-37l218-31 202-37"><text:p/></draw:path><draw:path text:anchor-type="paragraph" draw:z-index="179" draw:name="Curva de Bézier 32" draw:style-name="gr1" draw:text-style-name="P4" svg:width="0.919cm" svg:height="0.145cm" draw:transform="rotate (-0.663225115757845) translate (5.14888692061392cm 8.8881193393347cm)" svg:viewBox="0 0 920 146" svg:d="M0 143c250 20 479-97 726-113l194-30"><text:p/></draw:path><draw:path text:anchor-type="paragraph" draw:z-index="180" draw:name="Curva de Bézier 33" draw:style-name="gr1" draw:text-style-name="P4" svg:width="0.826cm" svg:height="0.133cm" draw:transform="rotate (0.285361332701073) translate (3.01958626280791cm 9.85669480584684cm)" svg:viewBox="0 0 827 134" svg:d="M0 132c227-16 459 34 682-37l145-95"><text:p/></draw:path><draw:path text:anchor-type="paragraph" draw:z-index="181" draw:name="Curva de Bézier 34" draw:style-name="gr1" draw:text-style-name="P4" svg:width="0.71cm" svg:height="0.061cm" draw:transform="rotate (-0.472984227290463) translate (3.20851388888889cm 9.68022222222222cm)" svg:viewBox="0 0 711 62" svg:d="M0 0c216 36 438 57 659 45l52 17"><text:p/></draw:path><draw:path text:anchor-type="paragraph" draw:z-index="182" draw:name="Curva de Bézier 35" draw:style-name="gr1" draw:text-style-name="P4" svg:width="0.773cm" svg:height="0.454cm" svg:x="3cm" svg:y="10.663cm" svg:viewBox="0 0 774 455" svg:d="M0 455c173-197 452-236 624-436l150-19"><text:p/></draw:path><draw:path text:anchor-type="paragraph" draw:z-index="183" draw:name="Curva de Bézier 36" draw:style-name="gr1" draw:text-style-name="P4" svg:width="0.701cm" svg:height="0.089cm" draw:transform="rotate (-0.468271838310079) translate (3.17147222222222cm 10.6821111111111cm)" svg:viewBox="0 0 702 90" svg:d="M0 0c231 57 473-61 693 73l9 17"><text:p/></draw:path><draw:path text:anchor-type="paragraph" draw:z-index="184" draw:name="Curva de Bézier 37" draw:style-name="gr1" draw:text-style-name="P4" svg:width="0.758cm" svg:height="0.149cm" draw:transform="rotate (0.36006142468643) translate (3.97291357131084cm 10.3832781911533cm)" svg:viewBox="0 0 759 150" svg:d="M0 138c232 50 446-77 668-112l91-26"><text:p/></draw:path><draw:path text:anchor-type="paragraph" draw:z-index="185" draw:name="Curva de Bézier 38" draw:style-name="gr1" draw:text-style-name="P4" svg:width="0.66cm" svg:height="0.452cm" svg:x="4.154cm" svg:y="10.192cm" svg:viewBox="0 0 661 453" svg:d="M0 0c213 86 351 289 566 377l95 76"><text:p/></draw:path><draw:path text:anchor-type="paragraph" draw:z-index="186" draw:name="Curva de Bézier 39" draw:style-name="gr1" draw:text-style-name="P4" svg:width="0.736cm" svg:height="0.491cm" svg:x="1.998cm" svg:y="11.155cm" svg:viewBox="0 0 737 492" svg:d="M0 492c220-49 450-153 568-360l169-132"><text:p/></draw:path><draw:polyline text:anchor-type="paragraph" draw:z-index="187" draw:name="Poli-linha com 4 cantos 22" draw:style-name="gr1" draw:text-style-name="P4" svg:width="0.548cm" svg:height="0.32cm" svg:x="2.131cm" svg:y="11.269cm" svg:viewBox="0 0 549 321" draw:points="0,0 228,113 416,265 549,321"><text:p/></draw:polyline><draw:path text:anchor-type="paragraph" draw:z-index="188" draw:name="Curva de Bézier 40" draw:style-name="gr1" draw:text-style-name="P4" svg:width="0.793cm" svg:height="0.433cm" svg:x="5.004cm" svg:y="11.723cm" svg:viewBox="0 0 794 434" svg:d="M0 434c219-141 473-217 681-378l113-56"><text:p/></draw:path><draw:polyline text:anchor-type="paragraph" draw:z-index="189" draw:name="Poli-linha com 4 cantos 40" draw:style-name="gr1" draw:text-style-name="P4" svg:width="0.551cm" svg:height="0.021cm" draw:transform="rotate (-0.639837703781121) translate (5.17979331484233cm 11.7337342301319cm)" svg:viewBox="0 0 552 22" draw:points="0,11 256,7 487,0 552,22"><text:p/></draw:polyline><draw:path text:anchor-type="paragraph" draw:z-index="190" draw:name="Curva de Bézier 41" draw:style-name="gr1" draw:text-style-name="P4" svg:width="0.643cm" svg:height="0.396cm" svg:x="6.95cm" svg:y="11.76cm" svg:viewBox="0 0 644 397" svg:d="M0 397c189-180 476-187 644-397"><text:p/></draw:path><draw:polyline text:anchor-type="paragraph" draw:z-index="191" draw:name="Poli-linha com 3 cantos 15" draw:style-name="gr1" draw:text-style-name="P4" svg:width="0.339cm" svg:height="0.264cm" svg:x="7.064cm" svg:y="11.836cm" svg:viewBox="0 0 340 265" draw:points="0,0 189,152 340,265"><text:p/></draw:polyline><draw:path text:anchor-type="paragraph" draw:z-index="192" draw:name="Curva de Bézier 42" draw:style-name="gr1" draw:text-style-name="P4" svg:width="0.837cm" svg:height="0.052cm" draw:transform="rotate (0.580671042138513) translate (7.93397222222222cm 11.6645972222222cm)" svg:viewBox="0 0 838 53" svg:d="M0 0c221 8 450-17 666 53l172-22"><text:p/></draw:path><draw:polyline text:anchor-type="paragraph" draw:z-index="193" draw:name="Poli-linha com 4 cantos 41" draw:style-name="gr1" draw:text-style-name="P4" svg:width="0.596cm" svg:height="0.017cm" draw:transform="rotate (-0.615228561328001) translate (8.05703713151038cm 11.2921290419524cm)" svg:viewBox="0 0 597 18" draw:points="0,18 230,17 450,0 597,13"><text:p/></draw:polyline><draw:path text:anchor-type="paragraph" draw:z-index="194" draw:name="Curva de Bézier 43" draw:style-name="gr1" draw:text-style-name="P4" svg:width="0.66cm" svg:height="0.339cm" svg:x="8.973cm" svg:y="10.682cm" svg:viewBox="0 0 661 340" svg:d="M0 340c201-107 399-224 605-321l56-19"><text:p/></draw:path><draw:polyline text:anchor-type="paragraph" draw:z-index="195" draw:name="Poli-linha com 4 cantos 42" draw:style-name="gr1" draw:text-style-name="P4" svg:width="0.679cm" svg:height="0.042cm" draw:transform="rotate (-0.652927673171079) translate (9.15056801513654cm 10.6481550083222cm)" svg:viewBox="0 0 680 43" draw:points="0,43 314,18 544,8 680,0"><text:p/></draw:polyline><draw:polyline text:anchor-type="paragraph" draw:z-index="196" draw:name="Poli-linha com 4 cantos 43" draw:style-name="gr1" draw:text-style-name="P4" svg:width="0.668cm" svg:height="0.071cm" draw:transform="rotate (0.639837703781121) translate (9.8169133333173cm 9.88672945171254cm)" svg:viewBox="0 0 669 72" draw:points="0,72 254,50 502,0 669,30"><text:p/></draw:polyline><draw:polyline text:anchor-type="paragraph" draw:z-index="197" draw:name="Poli-linha com 4 cantos 44" draw:style-name="gr1" draw:text-style-name="P4" svg:width="0.492cm" svg:height="0.006cm" draw:transform="rotate (-0.552222175331006) translate (10.0118333333333cm 9.5867361111111cm)" svg:viewBox="0 0 493 7" draw:points="0,0 247,3 467,1 493,7"><text:p/></draw:polyline><draw:path text:anchor-type="paragraph" draw:z-index="198" draw:name="Curva de Bézier 44" draw:style-name="gr1" draw:text-style-name="P4" svg:width="0.68cm" svg:height="0.339cm" svg:x="7.952cm" svg:y="10.172cm" svg:viewBox="0 0 681 340" svg:d="M0 340c178-167 423-195 624-321l57-19"><text:p/></draw:path><draw:polyline text:anchor-type="paragraph" draw:z-index="199" draw:name="Poli-linha com 4 cantos 45" draw:style-name="gr1" draw:text-style-name="P4" svg:width="0.585cm" svg:height="0.283cm" svg:x="8.084cm" svg:y="10.209cm" svg:viewBox="0 0 586 284" draw:points="0,0 189,76 416,191 586,284"><text:p/></draw:polyline><draw:path text:anchor-type="paragraph" draw:z-index="200" draw:name="Curva de Bézier 45" draw:style-name="gr1" draw:text-style-name="P4" svg:width="0.908cm" svg:height="0.165cm" draw:transform="rotate (0.356221700332043) translate (7.89363857176018cm 9.22279699750817cm)" svg:viewBox="0 0 909 166" svg:d="M0 166c219-18 439-57 651-121l210-22 48-23"><text:p/></draw:path><draw:path text:anchor-type="paragraph" draw:z-index="201" draw:name="Curva de Bézier 46" draw:style-name="gr1" draw:text-style-name="P4" svg:width="0.718cm" svg:height="0.035cm" draw:transform="rotate (-0.520631715869909) translate (8.07226013865129cm 8.97126488023037cm)" svg:viewBox="0 0 719 36" svg:d="M0 12c234 78 466-66 702 12l17-10"><text:p/></draw:path><draw:path text:anchor-type="paragraph" draw:z-index="202" draw:name="Curva de Bézier 47" draw:style-name="gr1" draw:text-style-name="P4" svg:width="0.782cm" svg:height="0.111cm" draw:transform="rotate (0.722915376176051) translate (6.93194672776034cm 8.84927571593949cm)" svg:viewBox="0 0 783 112" svg:d="M0 0c240-5 464 82 702 90l81 22"><text:p/></draw:path><draw:path text:anchor-type="paragraph" draw:z-index="203" draw:name="Curva de Bézier 48" draw:style-name="gr1" draw:text-style-name="P4" svg:width="0.641cm" svg:height="0.509cm" svg:x="7.064cm" svg:y="8.416cm" svg:viewBox="0 0 642 510" svg:d="M0 0c201 132 392 284 566 453l76 57"><text:p/></draw:path><draw:path text:anchor-type="paragraph" draw:z-index="204" draw:name="Curva de Bézier 49" draw:style-name="gr1" draw:text-style-name="P4" svg:width="0.867cm" svg:height="0.075cm" draw:transform="rotate (0.512428668385535) translate (9.89894444444445cm 7.73465277777779cm)" svg:viewBox="0 0 868 76" svg:d="M0 0c249 43 501 13 753 11l115 65"><text:p/></draw:path><draw:path text:anchor-type="paragraph" draw:z-index="205" draw:name="Curva de Bézier 50" draw:style-name="gr1" draw:text-style-name="P4" svg:width="0.795cm" svg:height="0.044cm" draw:transform="rotate (-0.615228561328001) translate (10.0209129136593cm 7.34433324654984cm)" svg:viewBox="0 0 796 45" svg:d="M0 16c267-59 528 71 796 14"><text:p/></draw:path><draw:path text:anchor-type="paragraph" draw:z-index="206" draw:name="Curva de Bézier 51" draw:style-name="gr1" draw:text-style-name="P4" svg:width="0.756cm" svg:height="0.376cm" svg:x="8.954cm" svg:y="7.886cm" svg:viewBox="0 0 757 377" svg:d="M0 377c222-70 411-209 624-303l133-74"><text:p/></draw:path><draw:polyline text:anchor-type="paragraph" draw:z-index="207" draw:name="Poli-linha com 4 cantos 46" draw:style-name="gr1" draw:text-style-name="P4" svg:width="0.676cm" svg:height="0.029cm" draw:transform="rotate (-0.639837703781121) translate (9.11066448175405cm 7.9160395685478cm)" svg:viewBox="0 0 677 30" draw:points="0,9 268,21 510,30 677,0"><text:p/></draw:polyline><draw:path text:anchor-type="paragraph" draw:z-index="208" draw:name="Curva de Bézier 52" draw:style-name="gr1" draw:text-style-name="P4" svg:width="0.892cm" svg:height="0.085cm" draw:transform="rotate (0.512428668385535) translate (7.93042213317035cm 7.13332961090046cm)" svg:viewBox="0 0 893 86" svg:d="M0 83c229 7 459 3 687-27l206-56"><text:p/></draw:path><draw:path text:anchor-type="paragraph" draw:z-index="209" draw:name="Curva de Bézier 53" draw:style-name="gr1" draw:text-style-name="P4" svg:width="0.602cm" svg:height="0.491cm" svg:x="8.066cm" svg:y="6.77cm" svg:viewBox="0 0 603 492" svg:d="M0 0c217 122 374 318 566 473l37 19"><text:p/></draw:path><draw:path text:anchor-type="paragraph" draw:z-index="210" draw:name="Curva de Bézier 54" draw:style-name="gr1" draw:text-style-name="P4" svg:width="0.934cm" svg:height="0.158cm" draw:transform="rotate (0.377165651355975) translate (8.8586111973041cm 6.51088594846641cm)" svg:viewBox="0 0 935 159" svg:d="M0 157c234 13 467-33 697-69l238-88"><text:p/></draw:path><draw:polyline text:anchor-type="paragraph" draw:z-index="211" draw:name="Poli-linha com 4 cantos 47" draw:style-name="gr1" draw:text-style-name="P4" svg:width="0.692cm" svg:height="0.115cm" draw:transform="rotate (-0.468271838310079) translate (9.04875cm 6.24063888888889cm)" svg:viewBox="0 0 693 116" draw:points="0,0 245,24 491,92 693,116"><text:p/></draw:polyline><draw:path text:anchor-type="paragraph" draw:z-index="212" draw:name="Curva de Bézier 55" draw:style-name="gr1" draw:text-style-name="P4" svg:width="0.777cm" svg:height="0.208cm" draw:transform="rotate (0.356221700332043) translate (6.92080803434281cm 5.8893098837621cm)" svg:viewBox="0 0 778 209" svg:d="M0 194c265 41 576 6 778-194"><text:p/></draw:path><draw:path text:anchor-type="paragraph" draw:z-index="213" draw:name="Curva de Bézier 56" draw:style-name="gr1" draw:text-style-name="P4" svg:width="0.734cm" svg:height="0.12cm" draw:transform="rotate (-0.458847060349309) translate (7.19666666666667cm 5.6373888888889cm)" svg:viewBox="0 0 735 121" svg:d="M0 0c233 21 473 26 701 96l34 25"><text:p/></draw:path><draw:path text:anchor-type="paragraph" draw:z-index="214" draw:name="Curva de Bézier 57" draw:style-name="gr1" draw:text-style-name="P4" svg:width="0.777cm" svg:height="0.058cm" draw:transform="rotate (0.500036830696375) translate (9.93598611111111cm 5.46629166666666cm)" svg:viewBox="0 0 778 59" svg:d="M0 0c233 23 469 21 701 59l77-22"><text:p/></draw:path><draw:polyline text:anchor-type="paragraph" draw:z-index="215" draw:name="Poli-linha com 4 cantos 48" draw:style-name="gr1" draw:text-style-name="P4" svg:width="0.718cm" svg:height="0.082cm" draw:transform="rotate (-0.853640537150426) translate (10.1815309156506cm 5.01987674246079cm)" svg:viewBox="0 0 719 83" draw:points="0,75 269,83 545,24 719,0"><text:p/></draw:polyline><draw:path text:anchor-type="paragraph" draw:z-index="216" draw:name="Curva de Bézier 58" draw:style-name="gr1" draw:text-style-name="P4" svg:width="0.973cm" svg:height="0.128cm" draw:transform="rotate (0.40334559013589) translate (7.93968826890442cm 4.79884865332566cm)" svg:viewBox="0 0 974 129" svg:d="M0 129c250-43 499-105 753-129l204 4 17 8"><text:p/></draw:path><draw:path text:anchor-type="paragraph" draw:z-index="217" draw:name="Curva de Bézier 59" draw:style-name="gr1" draw:text-style-name="P4" svg:width="0.66cm" svg:height="0.378cm" svg:x="8.008cm" svg:y="4.521cm" svg:viewBox="0 0 661 379" svg:d="M0 0c150 189 388 243 587 360l74 19"><text:p/></draw:path><draw:path text:anchor-type="paragraph" draw:z-index="218" draw:name="Curva de Bézier 60" draw:style-name="gr1" draw:text-style-name="P4" svg:width="0.912cm" svg:height="0.087cm" draw:transform="rotate (0.463733982254893) translate (11.8093484908475cm 4.8862121658213cm)" svg:viewBox="0 0 913 88" svg:d="M0 79c240 49 454-104 694-75l203 16 16 8"><text:p/></draw:path><draw:polyline text:anchor-type="paragraph" draw:z-index="219" draw:name="Poli-linha com 4 cantos 49" draw:style-name="gr1" draw:text-style-name="P4" svg:width="0.575cm" svg:height="0.038cm" draw:transform="rotate (-0.851197076197635) translate (12.1060139878792cm 4.50809124155744cm)" svg:viewBox="0 0 576 39" draw:points="0,19 294,0 510,39 576,23"><text:p/></draw:polyline><draw:polyline text:anchor-type="paragraph" draw:z-index="220" draw:name="Poli-linha com 3 cantos 16" draw:style-name="gr1" draw:text-style-name="P4" svg:width="0.363cm" svg:height="0.024cm" draw:transform="rotate (0.856782129804016) translate (13.0922624779036cm 5.48887258154718cm)" svg:viewBox="0 0 364 25" draw:points="0,25 231,0 364,11"><text:p/></draw:polyline><draw:polyline text:anchor-type="paragraph" draw:z-index="221" draw:name="Poli-linha com 4 cantos 50" draw:style-name="gr1" draw:text-style-name="P4" svg:width="0.476cm" svg:height="0.09cm" draw:transform="rotate (-0.512428668385535) translate (12.9657235162008cm 5.13696605359396cm)" svg:viewBox="0 0 477 91" draw:points="0,10 211,0 434,91 477,87"><text:p/></draw:polyline><draw:polyline text:anchor-type="paragraph" draw:z-index="222" draw:name="Poli-linha com 4 cantos 51" draw:style-name="gr1" draw:text-style-name="P4" svg:width="0.543cm" svg:height="0.036cm" draw:transform="rotate (0.912632665867835) translate (14.1962839888297cm 6.06791545747621cm)" svg:viewBox="0 0 544 37" draw:points="0,37 246,15 476,4 544,0"><text:p/></draw:polyline><draw:polyline text:anchor-type="paragraph" draw:z-index="223" draw:name="Poli-linha com 4 cantos 52" draw:style-name="gr1" draw:text-style-name="P4" svg:width="0.645cm" svg:height="0.005cm" draw:transform="rotate (-0.663225115757845) translate (14.1357046678498cm 5.67004433628339cm)" svg:viewBox="0 0 646 6" draw:points="0,6 282,0 526,2 646,4"><text:p/></draw:polyline><draw:path text:anchor-type="paragraph" draw:z-index="224" draw:name="Curva de Bézier 61" draw:style-name="gr1" draw:text-style-name="P4" svg:width="0.909cm" svg:height="0.138cm" draw:transform="rotate (0.595157274930066) translate (11.8258714319743cm 6.61839273622025cm)" svg:viewBox="0 0 910 139" svg:d="M0 2c271-17 526 88 796 104l114 33"><text:p/></draw:path><draw:polyline text:anchor-type="paragraph" draw:z-index="225" draw:name="Poli-linha com 4 cantos 53" draw:style-name="gr1" draw:text-style-name="P4" svg:width="0.455cm" svg:height="0.015cm" draw:transform="rotate (-0.552222175331006) translate (12.0045882266089cm 6.28524718366284cm)" svg:viewBox="0 0 456 16" draw:points="0,16 236,3 456,0 456,0"><text:p/></draw:polyline><draw:path text:anchor-type="paragraph" draw:z-index="226" draw:name="Curva de Bézier 62" draw:style-name="gr1" draw:text-style-name="P4" svg:width="0.793cm" svg:height="0.339cm" svg:x="13.848cm" svg:y="7.394cm" svg:viewBox="0 0 794 340" svg:d="M0 340c199-54 399-121 568-245l189-95h37"><text:p/></draw:path><draw:polyline text:anchor-type="paragraph" draw:z-index="227" draw:name="Poli-linha com 4 cantos 54" draw:style-name="gr1" draw:text-style-name="P4" svg:width="0.435cm" svg:height="0.339cm" svg:x="14.037cm" svg:y="7.394cm" svg:viewBox="0 0 436 340" draw:points="0,0 189,132 379,284 436,340"><text:p/></draw:polyline><draw:path text:anchor-type="paragraph" draw:z-index="228" draw:name="Curva de Bézier 63" draw:style-name="gr1" draw:text-style-name="P4" svg:width="0.736cm" svg:height="0.283cm" svg:x="11.92cm" svg:y="7.96cm" svg:viewBox="0 0 737 284" svg:d="M0 284c254-21 457-183 700-245l37-39"><text:p/></draw:path><draw:polyline text:anchor-type="paragraph" draw:z-index="229" draw:name="Poli-linha com 4 cantos 55" draw:style-name="gr1" draw:text-style-name="P4" svg:width="0.624cm" svg:height="0.03cm" draw:transform="rotate (-0.552222175331006) translate (12.0689027257721cm 7.97286346983241cm)" svg:viewBox="0 0 625 31" draw:points="0,31 220,28 441,24 625,0"><text:p/></draw:polyline><draw:path text:anchor-type="paragraph" draw:z-index="230" draw:name="Curva de Bézier 64" draw:style-name="gr1" draw:text-style-name="P4" svg:width="0.68cm" svg:height="0.433cm" svg:x="12.922cm" svg:y="8.396cm" svg:viewBox="0 0 681 434" svg:d="M0 434c176-178 466-168 605-397l76-37"><text:p/></draw:path><draw:polyline text:anchor-type="paragraph" draw:z-index="231" draw:name="Poli-linha com 4 cantos 56" draw:style-name="gr1" draw:text-style-name="P4" svg:width="0.665cm" svg:height="0.157cm" draw:transform="rotate (-0.454309204294124) translate (13.0545416666667cm 8.47195833333333cm)" svg:viewBox="0 0 666 158" draw:points="0,0 228,36 472,105 666,158"><text:p/></draw:polyline><draw:path text:anchor-type="paragraph" draw:z-index="232" draw:name="Curva de Bézier 65" draw:style-name="gr1" draw:text-style-name="P4" svg:width="0.773cm" svg:height="0.093cm" draw:transform="rotate (0.520631715869908) translate (14.8501633267591cm 9.45441439776126cm)" svg:viewBox="0 0 774 94" svg:d="M0 0c227-2 447 90 676 38l98 56"><text:p/></draw:path><draw:path text:anchor-type="paragraph" draw:z-index="233" draw:name="Curva de Bézier 66" draw:style-name="gr1" draw:text-style-name="P4" svg:width="0.666cm" svg:height="0.067cm" draw:transform="rotate (-0.36634460999361) translate (14.9893301636689cm 9.13318068311344cm)" svg:viewBox="0 0 667 68" svg:d="M0 19c213 30 435-82 642 37l25 12"><text:p/></draw:path><draw:polyline text:anchor-type="paragraph" draw:z-index="234" draw:name="Poli-linha com 4 cantos 57" draw:style-name="gr1" draw:text-style-name="P4" svg:width="0.667cm" svg:height="0.025cm" draw:transform="rotate (0.847880950618845) translate (12.0075727732969cm 10.0135610413678cm)" svg:viewBox="0 0 668 26" draw:points="0,11 268,0 548,5 668,26"><text:p/></draw:polyline><draw:polyline text:anchor-type="paragraph" draw:z-index="235" draw:name="Poli-linha com 4 cantos 58" draw:style-name="gr1" draw:text-style-name="P4" svg:width="0.601cm" svg:height="0.069cm" draw:transform="rotate (-0.560599755740579) translate (12.1090972222222cm 9.62377777777778cm)" svg:viewBox="0 0 602 70" draw:points="0,0 232,11 482,55 602,70"><text:p/></draw:polyline><draw:frame draw:style-name="fr1" draw:name="Imagem7" text:anchor-type="char" svg:width="17cm" svg:height="16.097cm" draw:z-index="161"><draw:image xlink:href="Pictures/1000000100000293000002708A501BCDB5FA1360.png" xlink:type="simple" xlink:show="embed" xlink:actuate="onLoad" draw:mime-type="image/png"/></draw:frame><text:soft-page-break/></text:p>
      <text:p text:style-name="Standard"><draw:line text:anchor-type="paragraph" draw:z-index="75" draw:name="Linha 2" draw:style-name="gr1" draw:text-style-name="P4" svg:x1="2.097cm" svg:y1="4.945cm" svg:x2="2.799cm" svg:y2="4.553cm"><text:p/></draw:line><draw:line text:anchor-type="paragraph" draw:z-index="76" draw:name="Linha 3" draw:style-name="gr1" draw:text-style-name="P4" svg:x1="2.097cm" svg:y1="4.553cm" svg:x2="2.799cm" svg:y2="4.945cm"><text:p/></draw:line><draw:line text:anchor-type="paragraph" draw:z-index="77" draw:name="Linha 4" draw:style-name="gr1" draw:text-style-name="P4" svg:x1="3.044cm" svg:y1="5.468cm" svg:x2="3.827cm" svg:y2="5.108cm"><text:p/></draw:line><draw:line text:anchor-type="paragraph" draw:z-index="78" draw:name="Linha 5" draw:style-name="gr1" draw:text-style-name="P4" svg:x1="3.044cm" svg:y1="5.108cm" svg:x2="3.827cm" svg:y2="5.468cm"><text:p/></draw:line><draw:line text:anchor-type="paragraph" draw:z-index="79" draw:name="Linha 6" draw:style-name="gr1" draw:text-style-name="P4" svg:x1="3.011cm" svg:y1="6.071cm" svg:x2="3.828cm" svg:y2="5.664cm"><text:p/></draw:line><draw:line text:anchor-type="paragraph" draw:z-index="80" draw:name="Linha 7" draw:style-name="gr1" draw:text-style-name="P4" svg:x1="3.011cm" svg:y1="5.664cm" svg:x2="3.828cm" svg:y2="6.071cm"><text:p/></draw:line><draw:line text:anchor-type="paragraph" draw:z-index="81" draw:name="Linha 8" draw:style-name="gr2" draw:text-style-name="P4" svg:x1="2.064cm" svg:y1="6.643cm" svg:x2="2.849cm" svg:y2="6.251cm"><text:p/></draw:line><draw:line text:anchor-type="paragraph" draw:z-index="82" draw:name="Linha 9" draw:style-name="gr2" draw:text-style-name="P4" svg:x1="2.064cm" svg:y1="6.251cm" svg:x2="2.849cm" svg:y2="6.643cm"><text:p/></draw:line><draw:line text:anchor-type="paragraph" draw:z-index="83" draw:name="Linha 10" draw:style-name="gr2" draw:text-style-name="P4" svg:x1="4.041cm" svg:y1="7.183cm" svg:x2="4.84cm" svg:y2="6.742cm"><text:p/></draw:line><draw:line text:anchor-type="paragraph" draw:z-index="84" draw:name="Linha 11" draw:style-name="gr2" draw:text-style-name="P4" svg:x1="4.041cm" svg:y1="6.742cm" svg:x2="4.759cm" svg:y2="7.183cm"><text:p/></draw:line><draw:line text:anchor-type="paragraph" draw:z-index="85" draw:name="Linha 12" draw:style-name="gr2" draw:text-style-name="P4" svg:x1="4.972cm" svg:y1="7.738cm" svg:x2="5.836cm" svg:y2="7.297cm"><text:p/></draw:line><draw:line text:anchor-type="paragraph" draw:z-index="86" draw:name="Linha 13" draw:style-name="gr2" draw:text-style-name="P4" svg:x1="4.972cm" svg:y1="7.297cm" svg:x2="5.836cm" svg:y2="7.738cm"><text:p/></draw:line><draw:line text:anchor-type="paragraph" draw:z-index="87" draw:name="Linha 14" draw:style-name="gr2" draw:text-style-name="P4" svg:x1="3.06cm" svg:y1="8.294cm" svg:x2="3.845cm" svg:y2="7.885cm"><text:p/></draw:line><draw:line text:anchor-type="paragraph" draw:z-index="88" draw:name="Linha 15" draw:style-name="gr2" draw:text-style-name="P4" svg:x1="3.06cm" svg:y1="7.885cm" svg:x2="3.845cm" svg:y2="8.294cm"><text:p/></draw:line><draw:line text:anchor-type="paragraph" draw:z-index="89" draw:name="Linha 16" draw:style-name="gr2" draw:text-style-name="P4" svg:x1="2.081cm" svg:y1="8.831cm" svg:x2="2.864cm" svg:y2="8.424cm"><text:p/></draw:line><draw:line text:anchor-type="paragraph" draw:z-index="90" draw:name="Linha 17" draw:style-name="gr2" draw:text-style-name="P4" svg:x1="1.998cm" svg:y1="8.44cm" svg:x2="2.864cm" svg:y2="8.832cm"><text:p/></draw:line><draw:line text:anchor-type="paragraph" draw:z-index="91" draw:name="Linha 18" draw:style-name="gr2" draw:text-style-name="P4" svg:x1="4.008cm" svg:y1="9.354cm" svg:x2="4.841cm" svg:y2="8.978cm"><text:p/></draw:line><draw:line text:anchor-type="paragraph" draw:z-index="92" draw:name="Linha 19" draw:style-name="gr1" draw:text-style-name="P4" svg:x1="4.008cm" svg:y1="8.978cm" svg:x2="4.744cm" svg:y2="9.354cm"><text:p/></draw:line><draw:line text:anchor-type="paragraph" draw:z-index="93" draw:name="Linha 20" draw:style-name="gr1" draw:text-style-name="P4" svg:x1="4.988cm" svg:y1="9.909cm" svg:x2="5.902cm" svg:y2="9.502cm"><text:p/></draw:line><draw:line text:anchor-type="paragraph" draw:z-index="94" draw:name="Linha 21" draw:style-name="gr1" draw:text-style-name="P4" svg:x1="4.988cm" svg:y1="9.502cm" svg:x2="5.821cm" svg:y2="10.024cm"><text:p/></draw:line><draw:line text:anchor-type="paragraph" draw:z-index="95" draw:name="Linha 22" draw:style-name="gr1" draw:text-style-name="P4" svg:x1="3.044cm" svg:y1="10.563cm" svg:x2="3.91cm" svg:y2="10.089cm"><text:p/></draw:line><draw:line text:anchor-type="paragraph" draw:z-index="96" draw:name="Linha 23" draw:style-name="gr1" draw:text-style-name="P4" svg:x1="3.044cm" svg:y1="10.089cm" svg:x2="3.91cm" svg:y2="10.563cm"><text:p/></draw:line><draw:line text:anchor-type="paragraph" draw:z-index="97" draw:name="Linha 24" draw:style-name="gr1" draw:text-style-name="P4" svg:x1="2.032cm" svg:y1="11.052cm" svg:x2="2.88cm" svg:y2="10.645cm"><text:p/></draw:line><draw:line text:anchor-type="paragraph" draw:z-index="98" draw:name="Linha 25" draw:style-name="gr1" draw:text-style-name="P4" svg:x1="2.032cm" svg:y1="10.645cm" svg:x2="2.768cm" svg:y2="11.052cm"><text:p/></draw:line><draw:line text:anchor-type="paragraph" draw:z-index="99" draw:name="Linha 26" draw:style-name="gr1" draw:text-style-name="P4" svg:x1="3.044cm" svg:y1="11.592cm" svg:x2="3.845cm" svg:y2="11.183cm"><text:p/></draw:line><draw:line text:anchor-type="paragraph" draw:z-index="100" draw:name="Linha 27" draw:style-name="gr1" draw:text-style-name="P4" svg:x1="3.044cm" svg:y1="11.183cm" svg:x2="3.78cm" svg:y2="11.673cm"><text:p/></draw:line><draw:line text:anchor-type="paragraph" draw:z-index="101" draw:name="Linha 28" draw:style-name="gr1" draw:text-style-name="P4" svg:x1="5.038cm" svg:y1="12.195cm" svg:x2="5.821cm" svg:y2="11.772cm"><text:p/></draw:line><draw:line text:anchor-type="paragraph" draw:z-index="102" draw:name="Linha 29" draw:style-name="gr1" draw:text-style-name="P4" svg:x1="4.955cm" svg:y1="11.772cm" svg:x2="5.722cm" svg:y2="12.195cm"><text:p/></draw:line><draw:line text:anchor-type="paragraph" draw:z-index="103" draw:name="Linha 30" draw:style-name="gr1" draw:text-style-name="P4" svg:x1="6.948cm" svg:y1="4.978cm" svg:x2="7.765cm" svg:y2="4.537cm"><text:p/></draw:line><draw:line text:anchor-type="paragraph" draw:z-index="104" draw:name="Linha 31" draw:style-name="gr1" draw:text-style-name="P4" svg:x1="6.948cm" svg:y1="4.537cm" svg:x2="7.765cm" svg:y2="4.978cm"><text:p/></draw:line><draw:line text:anchor-type="paragraph" draw:z-index="105" draw:name="Linha 32" draw:style-name="gr1" draw:text-style-name="P4" svg:x1="8.941cm" svg:y1="5.499cm" svg:x2="9.774cm" svg:y2="5.092cm"><text:p/></draw:line><draw:line text:anchor-type="paragraph" draw:z-index="106" draw:name="Linha 33" draw:style-name="gr1" draw:text-style-name="P4" svg:x1="8.941cm" svg:y1="5.092cm" svg:x2="9.691cm" svg:y2="5.499cm"><text:p/></draw:line><draw:line text:anchor-type="paragraph" draw:z-index="107" draw:name="Linha 34" draw:style-name="gr1" draw:text-style-name="P4" svg:x1="9.904cm" svg:y1="6.055cm" svg:x2="10.752cm" svg:y2="5.63cm"><text:p/></draw:line><draw:line text:anchor-type="paragraph" draw:z-index="108" draw:name="Linha 35" draw:style-name="gr1" draw:text-style-name="P4" svg:x1="9.904cm" svg:y1="5.63cm" svg:x2="10.752cm" svg:y2="6.055cm"><text:p/></draw:line><draw:line text:anchor-type="paragraph" draw:z-index="109" draw:name="Linha 36" draw:style-name="gr1" draw:text-style-name="P4" svg:x1="7.976cm" svg:y1="6.627cm" svg:x2="8.793cm" svg:y2="6.17cm"><text:p/></draw:line><draw:line text:anchor-type="paragraph" draw:z-index="110" draw:name="Linha 37" draw:style-name="gr1" draw:text-style-name="P4" svg:x1="7.976cm" svg:y1="6.251cm" svg:x2="8.793cm" svg:y2="6.627cm"><text:p/></draw:line><draw:line text:anchor-type="paragraph" draw:z-index="111" draw:name="Linha 38" draw:style-name="gr1" draw:text-style-name="P4" svg:x1="6.964cm" svg:y1="7.133cm" svg:x2="7.83cm" svg:y2="6.757cm"><text:p/></draw:line><draw:line text:anchor-type="paragraph" draw:z-index="112" draw:name="Linha 39" draw:style-name="gr1" draw:text-style-name="P4" svg:x1="6.964cm" svg:y1="6.757cm" svg:x2="7.7cm" svg:y2="7.133cm"><text:p/></draw:line><draw:line text:anchor-type="paragraph" draw:z-index="113" draw:name="Linha 40" draw:style-name="gr1" draw:text-style-name="P4" svg:x1="8.924cm" svg:y1="7.689cm" svg:x2="9.675cm" svg:y2="7.313cm"><text:p/></draw:line><draw:line text:anchor-type="paragraph" draw:z-index="114" draw:name="Linha 41" draw:style-name="gr1" draw:text-style-name="P4" svg:x1="8.924cm" svg:y1="7.313cm" svg:x2="9.675cm" svg:y2="7.689cm"><text:p/></draw:line><draw:line text:anchor-type="paragraph" draw:z-index="115" draw:name="Linha 42" draw:style-name="gr1" draw:text-style-name="P4" svg:x1="9.985cm" svg:y1="8.31cm" svg:x2="10.736cm" svg:y2="7.885cm"><text:p/></draw:line><draw:line text:anchor-type="paragraph" draw:z-index="116" draw:name="Linha 43" draw:style-name="gr1" draw:text-style-name="P4" svg:x1="9.985cm" svg:y1="7.885cm" svg:x2="10.736cm" svg:y2="8.31cm"><text:p/></draw:line><draw:line text:anchor-type="paragraph" draw:z-index="117" draw:name="Linha 44" draw:style-name="gr1" draw:text-style-name="P4" svg:x1="8.924cm" svg:y1="8.816cm" svg:x2="9.758cm" svg:y2="8.44cm"><text:p/></draw:line><draw:line text:anchor-type="paragraph" draw:z-index="118" draw:name="Linha 45" draw:style-name="gr1" draw:text-style-name="P4" svg:x1="8.924cm" svg:y1="8.44cm" svg:x2="9.758cm" svg:y2="8.913cm"><text:p/></draw:line><draw:line text:anchor-type="paragraph" draw:z-index="119" draw:name="Linha 46" draw:style-name="gr1" draw:text-style-name="P4" svg:x1="7.945cm" svg:y1="9.388cm" svg:x2="8.778cm" svg:y2="8.996cm"><text:p/></draw:line><draw:line text:anchor-type="paragraph" draw:z-index="120" draw:name="Linha 47" draw:style-name="gr1" draw:text-style-name="P4" svg:x1="7.945cm" svg:y1="8.996cm" svg:x2="8.744cm" svg:y2="9.485cm"><text:p/></draw:line><draw:line text:anchor-type="paragraph" draw:z-index="121" draw:name="Linha 48" draw:style-name="gr1" draw:text-style-name="P4" svg:x1="6.98cm" svg:y1="9.926cm" svg:x2="7.781cm" svg:y2="9.534cm"><text:p/></draw:line><draw:line text:anchor-type="paragraph" draw:z-index="122" draw:name="Linha 49" draw:style-name="gr1" draw:text-style-name="P4" svg:x1="6.98cm" svg:y1="9.534cm" svg:x2="7.781cm" svg:y2="9.926cm"><text:p/></draw:line><draw:line text:anchor-type="paragraph" draw:z-index="123" draw:name="Linha 50" draw:style-name="gr1" draw:text-style-name="P4" svg:x1="8.941cm" svg:y1="10.465cm" svg:x2="9.805cm" svg:y2="10.089cm"><text:p/></draw:line><draw:line text:anchor-type="paragraph" draw:z-index="124" draw:name="Linha 51" draw:style-name="gr1" draw:text-style-name="P4" svg:x1="8.941cm" svg:y1="10.089cm" svg:x2="9.774cm" svg:y2="10.546cm"><text:p/></draw:line><draw:line text:anchor-type="paragraph" draw:z-index="125" draw:name="Linha 52" draw:style-name="gr1" draw:text-style-name="P4" svg:x1="7.976cm" svg:y1="11.037cm" svg:x2="8.761cm" svg:y2="10.661cm"><text:p/></draw:line><draw:line text:anchor-type="paragraph" draw:z-index="126" draw:name="Linha 53" draw:style-name="gr1" draw:text-style-name="P4" svg:x1="7.976cm" svg:y1="10.661cm" svg:x2="8.678cm" svg:y2="11.037cm"><text:p/></draw:line><draw:line text:anchor-type="paragraph" draw:z-index="127" draw:name="Linha 54" draw:style-name="gr1" draw:text-style-name="P4" svg:x1="7.976cm" svg:y1="11.642cm" svg:x2="8.712cm" svg:y2="11.217cm"><text:p/></draw:line><draw:line text:anchor-type="paragraph" draw:z-index="128" draw:name="Linha 55" draw:style-name="gr1" draw:text-style-name="P4" svg:x1="7.895cm" svg:y1="11.248cm" svg:x2="8.581cm" svg:y2="11.641cm"><text:p/></draw:line><draw:line text:anchor-type="paragraph" draw:z-index="129" draw:name="Linha 56" draw:style-name="gr1" draw:text-style-name="P4" svg:x1="9.936cm" svg:y1="12.164cm" svg:x2="10.753cm" svg:y2="11.804cm"><text:p/></draw:line><draw:line text:anchor-type="paragraph" draw:z-index="130" draw:name="Linha 57" draw:style-name="gr1" draw:text-style-name="P4" svg:x1="9.936cm" svg:y1="11.804cm" svg:x2="10.753cm" svg:y2="12.164cm"><text:p/></draw:line><draw:line text:anchor-type="paragraph" draw:z-index="131" draw:name="Linha 58" draw:style-name="gr1" draw:text-style-name="P4" svg:x1="11.929cm" svg:y1="5.5cm" svg:x2="12.712cm" svg:y2="5.075cm"><text:p/></draw:line><draw:line text:anchor-type="paragraph" draw:z-index="132" draw:name="Linha 59" draw:style-name="gr1" draw:text-style-name="P4" svg:x1="11.929cm" svg:y1="5.075cm" svg:x2="12.631cm" svg:y2="5.5cm"><text:p/></draw:line><draw:line text:anchor-type="paragraph" draw:z-index="133" draw:name="Linha 60" draw:style-name="gr1" draw:text-style-name="P4" svg:x1="13.839cm" svg:y1="4.897cm" svg:x2="14.689cm" svg:y2="4.521cm"><text:p/></draw:line><draw:line text:anchor-type="paragraph" draw:z-index="134" draw:name="Linha 61" draw:style-name="gr1" draw:text-style-name="P4" svg:x1="13.839cm" svg:y1="4.521cm" svg:x2="14.575cm" svg:y2="4.897cm"><text:p/></draw:line><draw:line text:anchor-type="paragraph" draw:z-index="135" draw:name="Linha 62" draw:style-name="gr1" draw:text-style-name="P4" svg:x1="14.804cm" svg:y1="5.975cm" svg:x2="15.686cm" svg:y2="5.696cm"><text:p/></draw:line><draw:line text:anchor-type="paragraph" draw:z-index="136" draw:name="Linha 63" draw:style-name="gr1" draw:text-style-name="P4" svg:x1="14.885cm" svg:y1="5.696cm" svg:x2="15.621cm" svg:y2="6.121cm"><text:p/></draw:line><draw:line text:anchor-type="paragraph" draw:z-index="137" draw:name="Linha 64" draw:style-name="gr1" draw:text-style-name="P4" svg:x1="11.913cm" svg:y1="6.676cm" svg:x2="12.664cm" svg:y2="6.186cm"><text:p/></draw:line><draw:line text:anchor-type="paragraph" draw:z-index="138" draw:name="Linha 65" draw:style-name="gr1" draw:text-style-name="P4" svg:x1="11.913cm" svg:y1="6.186cm" svg:x2="12.664cm" svg:y2="6.676cm"><text:p/></draw:line><draw:line text:anchor-type="paragraph" draw:z-index="139" draw:name="Linha 66" draw:style-name="gr1" draw:text-style-name="P4" svg:x1="13.873cm" svg:y1="7.214cm" svg:x2="14.69cm" svg:y2="6.708cm"><text:p/></draw:line><draw:line text:anchor-type="paragraph" draw:z-index="140" draw:name="Linha 67" draw:style-name="gr1" draw:text-style-name="P4" svg:x1="13.873cm" svg:y1="6.708cm" svg:x2="14.69cm" svg:y2="7.214cm"><text:p/></draw:line><draw:line text:anchor-type="paragraph" draw:z-index="141" draw:name="Linha 68" draw:style-name="gr1" draw:text-style-name="P4" svg:x1="12.91cm" svg:y1="8.276cm" svg:x2="13.727cm" svg:y2="7.853cm"><text:p/></draw:line><draw:line text:anchor-type="paragraph" draw:z-index="142" draw:name="Linha 69" draw:style-name="gr1" draw:text-style-name="P4" svg:x1="12.91cm" svg:y1="7.934cm" svg:x2="13.727cm" svg:y2="8.375cm"><text:p/></draw:line><draw:line text:anchor-type="paragraph" draw:z-index="143" draw:name="Linha 70" draw:style-name="gr1" draw:text-style-name="P4" svg:x1="14.87cm" svg:y1="8.816cm" svg:x2="15.653cm" svg:y2="8.391cm"><text:p/></draw:line><draw:line text:anchor-type="paragraph" draw:z-index="144" draw:name="Linha 71" draw:style-name="gr1" draw:text-style-name="P4" svg:x1="14.87cm" svg:y1="8.391cm" svg:x2="15.718cm" svg:y2="8.947cm"><text:p/></draw:line><draw:line text:anchor-type="paragraph" draw:z-index="145" draw:name="Linha 72" draw:style-name="gr1" draw:text-style-name="P4" svg:x1="12.91cm" svg:y1="9.419cm" svg:x2="13.677cm" svg:y2="8.962cm"><text:p/></draw:line><draw:line text:anchor-type="paragraph" draw:z-index="146" draw:name="Linha 73" draw:style-name="gr1" draw:text-style-name="P4" svg:x1="12.91cm" svg:y1="9.061cm" svg:x2="13.677cm" svg:y2="9.419cm"><text:p/></draw:line><draw:line text:anchor-type="paragraph" draw:z-index="147" draw:name="Linha 74" draw:style-name="gr1" draw:text-style-name="P4" svg:x1="12.892cm" svg:y1="9.99cm" svg:x2="13.709cm" svg:y2="9.567cm"><text:p/></draw:line><draw:line text:anchor-type="paragraph" draw:z-index="148" draw:name="Linha 75" draw:style-name="gr1" draw:text-style-name="P4" svg:x1="12.892cm" svg:y1="9.567cm" svg:x2="13.709cm" svg:y2="9.99cm"><text:p/></draw:line><draw:path text:anchor-type="paragraph" draw:z-index="149" draw:name="Curva de Bézier 23" draw:style-name="gr1" draw:text-style-name="P5" svg:width="0.609cm" svg:height="0.998cm" draw:transform="rotate (-1.5707963267949) translate (3.97719522371329cm 7.78278020694657cm)" svg:viewBox="0 0 610 999" svg:d="M141 827c282 134 212-266 212-390 0-432-205 181-113 180 489-5-52-577-34-114 10 240 208 417 231 65 14-228-211-484-312-97-75 286 370 454 377 112 4-192 113-477-115-568-233-93-219 262-246 407-32 174 93 272 278 405 233 169-386 222-344 16 23-109 648-72 246 82-269 103-101-315-146-471-81-279 367-291 343-32-15 154 157 412-165 454-305 41-228-233-212-357 20-152 345-255 393 32 44 269-359 542-359 114 0-155-146-517 178-455 220 41 172 497-65 455-351-61 584-368 115-146-511 242 481 121-98 32-495-74 53-211 98-194 65 27-399 321 50 211 417-104-360-64-165-163 93-48 154 619-113 178-129-209 349-523 293-96-18 146 99 364-180 423-354 73-143-216-247-342-149-185 141-351 329-358 343-11 134 337 213 487 125 237-225 356-361 278-179-104-95-363-163-538-85-219 271-423 378-259 99 155 113 382 47 553-136 352-466-161-327-277 94-79 429-130 393 163-22 169-385 428-375 65 4-151-90-532 195-439 206 68 120 588-130 439-289-172 538 40 147-17-571-81 251 210-34 196-282-14 485-349 149-114-434 301 387-272-99 64-200 138 44-871-50-210-57 403-125-226-162-326l97-97"><text:p/></draw:path><draw:line text:anchor-type="paragraph" draw:z-index="150" draw:name="Linha 76" draw:style-name="gr1" draw:text-style-name="P4" svg:x1="5.038cm" svg:y1="8.266cm" svg:x2="5.837cm" svg:y2="7.874cm"><text:p/></draw:line><draw:line text:anchor-type="paragraph" draw:z-index="151" draw:name="Linha 77" draw:style-name="gr1" draw:text-style-name="P4" svg:x1="5.038cm" svg:y1="7.874cm" svg:x2="5.837cm" svg:y2="8.266cm"><text:p/></draw:line><draw:path text:anchor-type="paragraph" draw:z-index="152" draw:name="Curva de Bézier 24" draw:style-name="gr1" draw:text-style-name="P5" svg:width="0.609cm" svg:height="0.998cm" draw:transform="rotate (-1.5707963267949) translate (9.89151466815773cm 7.21128020694657cm)" svg:viewBox="0 0 610 999" svg:d="M141 827c282 134 212-266 212-390 0-432-205 181-113 180 489-5-52-577-34-114 10 240 208 417 231 65 14-228-211-484-312-97-75 286 370 454 377 112 4-192 113-477-115-568-233-93-219 262-246 407-32 174 93 272 278 405 233 169-386 222-344 16 23-109 648-72 246 82-269 103-101-315-146-471-81-279 367-291 343-32-15 154 157 412-165 454-305 41-228-233-212-357 20-152 345-255 393 32 44 269-359 542-359 114 0-155-146-517 178-455 220 41 172 497-65 455-351-61 584-368 115-146-511 242 481 121-98 32-495-74 53-211 98-194 65 27-399 321 50 211 417-104-360-64-165-163 93-48 154 619-113 178-129-209 349-523 293-96-18 146 99 364-180 423-354 73-143-216-247-342-149-185 141-351 329-358 343-11 134 337 213 487 125 237-225 356-361 278-179-104-95-363-163-538-85-219 271-423 378-259 99 155 113 382 47 553-136 352-466-161-327-277 94-79 429-130 393 163-22 169-385 428-375 65 4-151-90-532 195-439 206 68 120 588-130 439-289-172 538 40 147-17-571-81 251 210-34 196-282-14 485-349 149-114-434 301 387-272-99 64-200 138 44-871-50-210-57 403-125-226-162-326l97-97"><text:p/></draw:path><draw:path text:anchor-type="paragraph" draw:z-index="153" draw:name="Curva de Bézier 26" draw:style-name="gr1" draw:text-style-name="P5" svg:width="0.609cm" svg:height="0.998cm" draw:transform="rotate (-1.5707963267949) translate (10.8845841126022cm 11.6509885402799cm)" svg:viewBox="0 0 610 999" svg:d="M141 827c282 134 212-266 212-390 0-432-205 181-113 180 489-5-52-577-34-114 10 240 208 417 231 65 14-228-211-484-312-97-75 286 370 454 377 112 4-192 113-477-115-568-233-93-219 262-246 407-32 174 93 272 278 405 233 169-386 222-344 16 23-109 648-72 246 82-269 103-101-315-146-471-81-279 367-291 343-32-15 154 157 412-165 454-305 41-228-233-212-357 20-152 345-255 393 32 44 269-359 542-359 114 0-155-146-517 178-455 220 41 172 497-65 455-351-61 584-368 115-146-511 242 481 121-98 32-495-74 53-211 98-194 65 27-399 321 50 211 417-104-360-64-165-163 93-48 154 619-113 178-129-209 349-523 293-96-18 146 99 364-180 423-354 73-143-216-247-342-149-185 141-351 329-358 343-11 134 337 213 487 125 237-225 356-361 278-179-104-95-363-163-538-85-219 271-423 378-259 99 155 113 382 47 553-136 352-466-161-327-277 94-79 429-130 393 163-22 169-385 428-375 65 4-151-90-532 195-439 206 68 120 588-130 439-289-172 538 40 147-17-571-81 251 210-34 196-282-14 485-349 149-114-434 301 387-272-99 64-200 138 44-871-50-210-57 403-125-226-162-326l97-97"><text:p/></draw:path><draw:path text:anchor-type="paragraph" draw:z-index="154" draw:name="Curva de Bézier 25" draw:style-name="gr1" draw:text-style-name="P5" svg:width="0.609cm" svg:height="0.998cm" draw:transform="rotate (-1.5707963267949) translate (14.8392230014911cm 4.42433576250213cm)" svg:viewBox="0 0 610 999" svg:d="M141 827c282 134 212-266 212-390 0-432-205 181-113 180 489-5-52-577-34-114 10 240 208 417 231 65 14-228-211-484-312-97-75 286 370 454 377 112 4-192 113-477-115-568-233-93-219 262-246 407-32 174 93 272 278 405 233 169-386 222-344 16 23-109 648-72 246 82-269 103-101-315-146-471-81-279 367-291 343-32-15 154 157 412-165 454-305 41-228-233-212-357 20-152 345-255 393 32 44 269-359 542-359 114 0-155-146-517 178-455 220 41 172 497-65 455-351-61 584-368 115-146-511 242 481 121-98 32-495-74 53-211 98-194 65 27-399 321 50 211 417-104-360-64-165-163 93-48 154 619-113 178-129-209 349-523 293-96-18 146 99 364-180 423-354 73-143-216-247-342-149-185 141-351 329-358 343-11 134 337 213 487 125 237-225 356-361 278-179-104-95-363-163-538-85-219 271-423 378-259 99 155 113 382 47 553-136 352-466-161-327-277 94-79 429-130 393 163-22 169-385 428-375 65 4-151-90-532 195-439 206 68 120 588-130 439-289-172 538 40 147-17-571-81 251 210-34 196-282-14 485-349 149-114-434 301 387-272-99 64-200 138 44-871-50-210-57 403-125-226-162-326l97-97"><text:p/></draw:path><draw:line text:anchor-type="paragraph" draw:z-index="155" draw:name="Linha 78" draw:style-name="gr2" draw:text-style-name="P4" svg:x1="7.96cm" svg:y1="7.731cm" svg:x2="8.893cm" svg:y2="7.324cm"><text:p/></draw:line><draw:line text:anchor-type="paragraph" draw:z-index="156" draw:name="Linha 79" draw:style-name="gr2" draw:text-style-name="P4" svg:x1="7.96cm" svg:y1="7.324cm" svg:x2="8.793cm" svg:y2="7.731cm"><text:p/></draw:line><draw:line text:anchor-type="paragraph" draw:z-index="157" draw:name="Linha 80" draw:style-name="gr2" draw:text-style-name="P4" svg:x1="7.96cm" svg:y1="12.206cm" svg:x2="8.761cm" svg:y2="11.783cm"><text:p/></draw:line><draw:line text:anchor-type="paragraph" draw:z-index="158" draw:name="Linha 81" draw:style-name="gr2" draw:text-style-name="P4" svg:x1="7.96cm" svg:y1="11.783cm" svg:x2="8.761cm" svg:y2="12.206cm"><text:p/></draw:line><draw:line text:anchor-type="paragraph" draw:z-index="159" draw:name="Linha 82" draw:style-name="gr2" draw:text-style-name="P4" svg:x1="12.892cm" svg:y1="4.938cm" svg:x2="13.709cm" svg:y2="4.531cm"><text:p/></draw:line><draw:line text:anchor-type="paragraph" draw:z-index="160" draw:name="Linha 83" draw:style-name="gr2" draw:text-style-name="P4" svg:x1="12.892cm" svg:y1="4.531cm" svg:x2="13.709cm" svg:y2="4.938cm"><text:p/></draw:line><draw:frame draw:style-name="fr2" draw:name="Imagem6" text:anchor-type="char" svg:width="17cm" svg:height="16.097cm" draw:z-index="74"><draw:image xlink:href="Pictures/1000000100000293000002708A501BCDB5FA136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polyline text:anchor-type="paragraph" draw:z-index="5" draw:name="Poli-linha com 4 cantos 1" draw:style-name="gr3" draw:text-style-name="P4" svg:width="0.438cm" svg:height="0.018cm" draw:transform="rotate (0.419402619254237) translate (4.481042752437cm 6.65467622641067cm)" svg:viewBox="0 0 439 19" draw:points="0,2 198,0 387,13 439,19"><text:p/></draw:polyline><draw:polyline text:anchor-type="paragraph" draw:z-index="6" draw:name="Poli-linha com 4 cantos 2" draw:style-name="gr3" draw:text-style-name="P4" svg:width="0.531cm" svg:height="0.105cm" draw:transform="rotate (-0.767246739176707) translate (4.50647946596581cm 6.33517945115008cm)" svg:viewBox="0 0 532 106" draw:points="0,106 265,76 452,33 532,0"><text:p/></draw:polyline><draw:polyline text:anchor-type="paragraph" draw:z-index="7" draw:name="Poli-linha com 4 cantos 3" draw:style-name="gr3" draw:text-style-name="P4" svg:width="0.434cm" svg:height="0.093cm" draw:transform="rotate (0.203679923707738) translate (5.85125309047385cm 6.95665938883143cm)" svg:viewBox="0 0 435 94" draw:points="0,94 202,85 386,6 435,0"><text:p/></draw:polyline><draw:polyline text:anchor-type="paragraph" draw:z-index="8" draw:name="Poli-linha com 3 cantos 1" draw:style-name="gr3" draw:text-style-name="P4" svg:width="0.322cm" svg:height="0.016cm" draw:transform="rotate (-0.658512726777461) translate (5.96723611111112cm 6.86858333333333cm)" svg:viewBox="0 0 323 17" draw:points="0,0 210,3 323,17"><text:p/></draw:polyline><draw:polyline text:anchor-type="paragraph" draw:z-index="9" draw:name="Poli-linha com 4 cantos 4" draw:style-name="gr3" draw:text-style-name="P4" svg:width="0.615cm" svg:height="0.082cm" draw:transform="rotate (-0.656941930450666) translate (6.54162653147583cm 7.17702681333822cm)" svg:viewBox="0 0 616 83" draw:points="0,83 235,67 436,33 616,0"><text:p/></draw:polyline><draw:polyline text:anchor-type="paragraph" draw:z-index="10" draw:name="Poli-linha com 3 cantos 2" draw:style-name="gr3" draw:text-style-name="P4" svg:width="0.404cm" svg:height="0.024cm" draw:transform="rotate (0.848579082319643) translate (6.58024694664998cm 7.48076778089392cm)" svg:viewBox="0 0 405 25" draw:points="0,10 209,0 405,25"><text:p/></draw:polyline><draw:polyline text:anchor-type="paragraph" draw:z-index="11" draw:name="Poli-linha com 4 cantos 5" draw:style-name="gr3" draw:text-style-name="P4" svg:width="0.537cm" svg:height="0.228cm" svg:x="4.482cm" svg:y="7.65cm" svg:viewBox="0 0 538 229" draw:points="0,0 212,81 376,164 538,229"><text:p/></draw:polyline><draw:polyline text:anchor-type="paragraph" draw:z-index="12" draw:name="Poli-linha com 3 cantos 3" draw:style-name="gr3" draw:text-style-name="P4" svg:width="0.38cm" svg:height="0.029cm" draw:transform="rotate (0.830776723949301) translate (4.57892204795165cm 7.8456558685829cm)" svg:viewBox="0 0 381 30" draw:points="0,0 243,0 381,30"><text:p/></draw:polyline><draw:polyline text:anchor-type="paragraph" draw:z-index="13" draw:name="Poli-linha com 4 cantos 6" draw:style-name="gr3" draw:text-style-name="P4" svg:width="0.459cm" svg:height="0.062cm" draw:transform="rotate (0.848579082319643) translate (5.12680250220551cm 8.24805944756059cm)" svg:viewBox="0 0 460 63" draw:points="0,10 209,0 404,47 460,63"><text:p/></draw:polyline><draw:polyline text:anchor-type="paragraph" draw:z-index="14" draw:name="Poli-linha com 4 cantos 7" draw:style-name="gr3" draw:text-style-name="P4" svg:width="0.359cm" svg:height="0.039cm" draw:transform="rotate (-0.211010306566115) translate (5.21581944444444cm 8.00981944444444cm)" svg:viewBox="0 0 360 40" draw:points="0,0 171,14 341,26 360,40"><text:p/></draw:polyline><draw:polyline text:anchor-type="paragraph" draw:z-index="15" draw:name="Poli-linha com 4 cantos 8" draw:style-name="gr3" draw:text-style-name="P4" svg:width="0.621cm" svg:height="0.047cm" draw:transform="rotate (0.656941930450666) translate (5.82083333333333cm 8.67833333333333cm)" svg:viewBox="0 0 622 48" draw:points="0,0 199,11 424,40 622,48"><text:p/></draw:polyline><draw:polyline text:anchor-type="paragraph" draw:z-index="16" draw:name="Poli-linha com 4 cantos 9" draw:style-name="gr3" draw:text-style-name="P4" svg:width="0.558cm" svg:height="0.073cm" draw:transform="rotate (-0.647866218340296) translate (5.81592303520011cm 8.29324530031087cm)" svg:viewBox="0 0 559 74" draw:points="0,74 200,66 413,49 559,0"><text:p/></draw:polyline><draw:path text:anchor-type="paragraph" draw:z-index="17" draw:name="Curva de Bézier 1" draw:style-name="gr3" draw:text-style-name="P4" svg:width="0.62cm" svg:height="0.195cm" svg:x="4.449cm" svg:y="8.811cm" svg:viewBox="0 0 621 196" svg:d="M0 196c182-7 363-57 524-148l97-48"><text:p/></draw:path><draw:polyline text:anchor-type="paragraph" draw:z-index="18" draw:name="Poli-linha com 4 cantos 10" draw:style-name="gr3" draw:text-style-name="P4" svg:width="0.386cm" svg:height="0.03cm" draw:transform="rotate (2.94838470539402) translate (4.95321063686628cm 8.99671677040709cm)" svg:viewBox="0 0 387 31" draw:points="0,8 201,17 381,0 387,31"><text:p/></draw:polyline><draw:path text:anchor-type="paragraph" draw:z-index="19" draw:name="Curva de Bézier 2" draw:style-name="gr3" draw:text-style-name="P4" svg:width="0.636cm" svg:height="0.244cm" svg:x="5.085cm" svg:y="9.169cm" svg:viewBox="0 0 637 245" svg:d="M0 245c183-44 326-196 524-196l113-49"><text:p/></draw:path><draw:polyline text:anchor-type="paragraph" draw:z-index="20" draw:name="Poli-linha com 4 cantos 11" draw:style-name="gr3" draw:text-style-name="P4" svg:width="0.521cm" svg:height="0.017cm" draw:transform="rotate (-0.58800142499689) translate (5.22558837042534cm 9.1540410180552cm)" svg:viewBox="0 0 522 18" draw:points="0,18 228,3 440,0 522,5"><text:p/></draw:polyline><draw:path text:anchor-type="paragraph" draw:z-index="21" draw:name="Curva de Bézier 3" draw:style-name="gr3" draw:text-style-name="P4" svg:width="0.723cm" svg:height="0.147cm" draw:transform="rotate (0.506145483078356) translate (6.42561628966977cm 9.80504171998046cm)" svg:viewBox="0 0 724 148" svg:d="M0 0c185-6 363 52 535 112l168 36 21-6"><text:p/></draw:path><draw:polyline text:anchor-type="paragraph" draw:z-index="22" draw:name="Poli-linha com 4 cantos 12" draw:style-name="gr3" draw:text-style-name="P4" svg:width="0.55cm" svg:height="0.101cm" draw:transform="rotate (-0.391651884147528) translate (6.52702340784152cm 9.55019926572657cm)" svg:viewBox="0 0 551 102" draw:points="0,11 244,0 466,67 551,102"><text:p/></draw:polyline><draw:path text:anchor-type="paragraph" draw:z-index="23" draw:name="Curva de Bézier 4" draw:style-name="gr3" draw:text-style-name="P4" svg:width="0.555cm" svg:height="0.343cm" svg:x="4.449cm" svg:y="10.246cm" svg:viewBox="0 0 556 344" svg:d="M0 344c187-97 307-295 524-344h32"><text:p/></draw:path><draw:polyline text:anchor-type="paragraph" draw:z-index="24" draw:name="Poli-linha com 4 cantos 13" draw:style-name="gr3" draw:text-style-name="P4" svg:width="0.581cm" svg:height="0.106cm" draw:transform="rotate (-0.506145483078356) translate (4.56318055555556cm 10.2640694444444cm)" svg:viewBox="0 0 582 107" draw:points="0,0 198,19 419,46 582,107"><text:p/></draw:polyline><draw:path text:anchor-type="paragraph" draw:z-index="25" draw:name="Curva de Bézier 5" draw:style-name="gr3" draw:text-style-name="P4" svg:width="0.675cm" svg:height="0.18cm" draw:transform="rotate (0.31101767270539) translate (5.71715818588585cm 10.8289678814202cm)" svg:viewBox="0 0 676 181" svg:d="M0 177c201 15 415-5 588-118l88-59"><text:p/></draw:path><draw:polyline text:anchor-type="paragraph" draw:z-index="26" draw:name="Poli-linha com 4 cantos 14" draw:style-name="gr3" draw:text-style-name="P4" svg:width="0.572cm" svg:height="0.058cm" draw:transform="rotate (-0.53878314009065) translate (5.90047322749438cm 10.6544358071496cm)" svg:viewBox="0 0 573 59" draw:points="0,59 204,50 392,14 573,0"><text:p/></draw:polyline><draw:path text:anchor-type="paragraph" draw:z-index="27" draw:name="Curva de Bézier 6" draw:style-name="gr3" draw:text-style-name="P4" svg:width="0.614cm" svg:height="0.034cm" draw:transform="rotate (0.414864763199052) translate (5.76572359158224cm 11.2776634521826cm)" svg:viewBox="0 0 615 35" svg:d="M0 14c195 17 392-45 586 8l29 13"><text:p/></draw:path><draw:polyline text:anchor-type="paragraph" draw:z-index="28" draw:name="Poli-linha com 3 cantos 4" draw:style-name="gr3" draw:text-style-name="P4" svg:width="0.338cm" svg:height="0.012cm" draw:transform="rotate (-0.585208898193699) translate (5.92117581968205cm 11.0766247815945cm)" svg:viewBox="0 0 339 13" draw:points="0,3 212,0 339,13"><text:p/></draw:polyline><draw:polyline text:anchor-type="paragraph" draw:z-index="29" draw:name="Poli-linha com 4 cantos 19" draw:style-name="gr3" draw:text-style-name="P4" svg:width="0.458cm" svg:height="0.033cm" draw:transform="rotate (0.361806753938424) translate (8.61306944444443cm 9.77194444444442cm)" svg:viewBox="0 0 459 34" draw:points="0,0 191,3 357,29 459,34"><text:p/></draw:polyline><draw:polyline text:anchor-type="paragraph" draw:z-index="30" draw:name="Poli-linha com 4 cantos 20" draw:style-name="gr3" draw:text-style-name="P4" svg:width="0.638cm" svg:height="0.108cm" draw:transform="rotate (-0.579798377512517) translate (8.61306944444444cm 9.49501388888889cm)" svg:viewBox="0 0 639 109" draw:points="0,0 235,2 471,63 639,109"><text:p/></draw:polyline><draw:polyline text:anchor-type="paragraph" draw:z-index="31" draw:name="Poli-linha com 4 cantos 23" draw:style-name="gr3" draw:text-style-name="P4" svg:width="0.53cm" svg:height="0.065cm" draw:transform="rotate (0.42481313993542) translate (9.20690762693323cm 9.30468678355788cm)" svg:viewBox="0 0 531 66" draw:points="0,66 315,46 531,0 531,0"><text:p/></draw:polyline><draw:polyline text:anchor-type="paragraph" draw:z-index="32" draw:name="Poli-linha com 3 cantos 7" draw:style-name="gr3" draw:text-style-name="P4" svg:width="0.363cm" svg:height="0.018cm" draw:transform="rotate (-0.664446846234242) translate (9.35700558348737cm 9.15621313597443cm)" svg:viewBox="0 0 364 19" draw:points="0,14 233,19 364,0"><text:p/></draw:polyline><draw:polyline text:anchor-type="paragraph" draw:z-index="33" draw:name="Poli-linha com 4 cantos 24" draw:style-name="gr3" draw:text-style-name="P4" svg:width="0.582cm" svg:height="0.053cm" draw:transform="rotate (0.391651884147528) translate (9.18165074169789cm 8.93899998718235cm)" svg:viewBox="0 0 583 54" draw:points="0,54 239,29 429,0 583,10"><text:p/></draw:polyline><draw:polyline text:anchor-type="paragraph" draw:z-index="34" draw:name="Poli-linha com 4 cantos 25" draw:style-name="gr3" draw:text-style-name="P4" svg:width="0.555cm" svg:height="0.044cm" draw:transform="rotate (-0.579798377512517) translate (9.36448611111111cm 8.74359722222222cm)" svg:viewBox="0 0 556 45" draw:points="0,0 259,6 489,29 556,45"><text:p/></draw:polyline><draw:polyline text:anchor-type="paragraph" draw:z-index="35" draw:name="Poli-linha com 3 cantos 8" draw:style-name="gr3" draw:text-style-name="P4" svg:width="0.385cm" svg:height="0.04cm" draw:transform="rotate (0.361806753938424) translate (8.59719444444443cm 8.18797222222221cm)" svg:viewBox="0 0 386 41" draw:points="0,0 247,41 386,41"><text:p/></draw:polyline><draw:polyline text:anchor-type="paragraph" draw:z-index="36" draw:name="Poli-linha com 4 cantos 26" draw:style-name="gr3" draw:text-style-name="P4" svg:width="0.431cm" svg:height="0.024cm" draw:transform="rotate (-0.71122167018769) translate (8.61378717188178cm 7.95528485854617cm)" svg:viewBox="0 0 432 25" draw:points="0,25 199,5 432,0 432,0"><text:p/></draw:polyline><draw:polyline text:anchor-type="paragraph" draw:z-index="37" draw:name="Poli-linha com 4 cantos 27" draw:style-name="gr3" draw:text-style-name="P4" svg:width="0.59cm" svg:height="0.016cm" draw:transform="rotate (0.419402619254237) translate (9.89733292616361cm 8.61346146002837cm)" svg:viewBox="0 0 591 17" draw:points="0,17 205,0 416,6 591,12"><text:p/></draw:polyline><draw:polyline text:anchor-type="paragraph" draw:z-index="38" draw:name="Poli-linha com 4 cantos 28" draw:style-name="gr3" draw:text-style-name="P4" svg:width="0.453cm" svg:height="0.054cm" draw:transform="rotate (-0.728151363932035) translate (10.0556087342747cm 8.34257939093595cm)" svg:viewBox="0 0 454 55" draw:points="0,55 244,34 454,0 454,0"><text:p/></draw:polyline><draw:path text:anchor-type="paragraph" draw:z-index="39" draw:name="Curva de Bézier 7" draw:style-name="gr3" draw:text-style-name="P4" svg:width="0.58cm" svg:height="0.061cm" draw:transform="rotate (2.72219003433556) translate (8.37618189151621cm 7.86883119686581cm)" svg:viewBox="0 0 581 62" svg:d="M0 62c180-7 360-12 536-42l45-20"><text:p/></draw:path><draw:polyline text:anchor-type="paragraph" draw:z-index="40" draw:name="Poli-linha com 4 cantos 29" draw:style-name="gr3" draw:text-style-name="P4" svg:width="0.518cm" svg:height="0.014cm" draw:transform="rotate (0.406661715714679) translate (7.94097928134339cm 7.85334876196277cm)" svg:viewBox="0 0 519 15" draw:points="0,9 198,4 387,15 519,0"><text:p/></draw:polyline><draw:polyline text:anchor-type="paragraph" draw:z-index="41" draw:name="Poli-linha com 4 cantos 30" draw:style-name="gr3" draw:text-style-name="P4" svg:width="0.587cm" svg:height="0.113cm" draw:transform="rotate (0.702320491002518) translate (9.26747222222222cm 7.45243055555558cm)" svg:viewBox="0 0 588 114" draw:points="0,0 256,25 480,64 588,114"><text:p/></draw:polyline><draw:polyline text:anchor-type="paragraph" draw:z-index="42" draw:name="Poli-linha com 4 cantos 31" draw:style-name="gr3" draw:text-style-name="P4" svg:width="0.495cm" svg:height="0.03cm" draw:transform="rotate (-0.615054028402802) translate (9.40004055572547cm 7.18189068543714cm)" svg:viewBox="0 0 496 31" draw:points="0,31 293,25 483,9 496,0"><text:p/></draw:polyline><draw:polyline text:anchor-type="paragraph" draw:z-index="43" draw:name="Poli-linha com 4 cantos 32" draw:style-name="gr3" draw:text-style-name="P4" svg:width="0.545cm" svg:height="0.056cm" draw:transform="rotate (0.29548424236264) translate (8.5647898237981cm 6.99066907355909cm)" svg:viewBox="0 0 546 57" draw:points="0,57 206,51 387,20 546,0"><text:p/></draw:polyline><draw:polyline text:anchor-type="paragraph" draw:z-index="44" draw:name="Poli-linha com 4 cantos 33" draw:style-name="gr3" draw:text-style-name="P4" svg:width="0.457cm" svg:height="0.03cm" draw:transform="rotate (-0.546811654649824) translate (8.71212331902682cm 6.83852297370692cm)" svg:viewBox="0 0 458 31" draw:points="0,31 218,12 423,3 458,0"><text:p/></draw:polyline><draw:polyline text:anchor-type="paragraph" draw:z-index="45" draw:name="Poli-linha com 3 cantos 9" draw:style-name="gr3" draw:text-style-name="P4" svg:width="0.409cm" svg:height="0.002cm" draw:transform="rotate (0.419402619254237) translate (9.28334722222222cm 6.66926388888888cm)" svg:viewBox="0 0 410 3" draw:points="0,0 285,2 410,3"><text:p/></draw:polyline><draw:polyline text:anchor-type="paragraph" draw:z-index="46" draw:name="Poli-linha com 3 cantos 10" draw:style-name="gr3" draw:text-style-name="P4" svg:width="0.427cm" svg:height="0.011cm" draw:transform="rotate (-0.785398163397449) translate (9.37330555555555cm 6.4311388888889cm)" svg:viewBox="0 0 428 12" draw:points="0,12 220,0 428,1"><text:p/></draw:polyline><draw:path text:anchor-type="paragraph" draw:z-index="47" draw:name="Curva de Bézier 8" draw:style-name="gr3" draw:text-style-name="P4" svg:width="0.604cm" svg:height="0.084cm" draw:transform="rotate (0.414864763199052) translate (9.90658105839199cm 6.2761796083071cm)" svg:viewBox="0 0 605 85" svg:d="M0 73c200-8 414 59 598-58l7-15"><text:p/></draw:path><draw:polyline text:anchor-type="paragraph" draw:z-index="48" draw:name="Poli-linha com 4 cantos 34" draw:style-name="gr3" draw:text-style-name="P4" svg:width="0.562cm" svg:height="0.088cm" draw:transform="rotate (-0.382401639111958) translate (10.0188888888889cm 6.09776388888889cm)" svg:viewBox="0 0 563 89" draw:points="0,0 239,26 442,50 563,89"><text:p/></draw:polyline><draw:polyline text:anchor-type="paragraph" draw:z-index="49" draw:name="Poli-linha com 4 cantos 35" draw:style-name="gr3" draw:text-style-name="P4" svg:width="0.433cm" svg:height="0.139cm" draw:transform="rotate (0.679980276576991) translate (11.3894305555556cm 6.27768055555558cm)" svg:viewBox="0 0 434 140" draw:points="0,0 180,39 338,103 434,140"><text:p/></draw:polyline><draw:polyline text:anchor-type="paragraph" draw:z-index="50" draw:name="Poli-linha com 3 cantos 11" draw:style-name="gr3" draw:text-style-name="P4" svg:width="0.31cm" svg:height="0.027cm" draw:transform="rotate (-0.656941930450666) translate (11.4882083333333cm 6.09776388888889cm)" svg:viewBox="0 0 311 28" draw:points="0,0 210,3 311,28"><text:p/></draw:polyline><draw:path text:anchor-type="paragraph" draw:z-index="51" draw:name="Curva de Bézier 9" draw:style-name="gr3" draw:text-style-name="P4" svg:width="0.746cm" svg:height="0.063cm" draw:transform="rotate (0.382401639111958) translate (11.9600623875851cm 6.6391243467978cm)" svg:viewBox="0 0 747 64" svg:d="M0 50c208 45 412-32 619-50l128 32"><text:p/></draw:path><draw:path text:anchor-type="paragraph" draw:z-index="52" draw:name="Curva de Bézier 10" draw:style-name="gr3" draw:text-style-name="P4" svg:width="0.577cm" svg:height="0.014cm" draw:transform="rotate (-0.463733982254894) translate (12.1475734966135cm 6.42650868890013cm)" svg:viewBox="0 0 578 15" svg:d="M0 15c192-29 385 24 578-15"><text:p/></draw:path><draw:path text:anchor-type="paragraph" draw:z-index="53" draw:name="Curva de Bézier 11" draw:style-name="gr3" draw:text-style-name="P4" svg:width="0.673cm" svg:height="0.069cm" draw:transform="rotate (0.238586508747625) translate (12.6304946159892cm 7.00851738665353cm)" svg:viewBox="0 0 674 70" svg:d="M0 70c209 0 412-54 622-66l52-4"><text:p/></draw:path><draw:polyline text:anchor-type="paragraph" draw:z-index="54" draw:name="Poli-linha com 3 cantos 12" draw:style-name="gr3" draw:text-style-name="P4" svg:width="0.328cm" svg:height="0.014cm" draw:transform="rotate (-0.506145483078356) translate (12.8182824121062cm 6.83626824231182cm)" svg:viewBox="0 0 329 15" draw:points="0,15 204,12 329,0"><text:p/></draw:polyline><draw:polyline text:anchor-type="paragraph" draw:z-index="55" draw:name="Poli-linha com 4 cantos 36" draw:style-name="gr3" draw:text-style-name="P4" svg:width="0.546cm" svg:height="0.086cm" draw:transform="rotate (-2.59478099893997) translate (12.6113104178729cm 7.60809542975037cm)" svg:viewBox="0 0 547 87" draw:points="0,87 222,68 454,0 547,36"><text:p/></draw:polyline><draw:path text:anchor-type="paragraph" draw:z-index="56" draw:name="Curva de Bézier 12" draw:style-name="gr3" draw:text-style-name="P4" svg:width="0.654cm" svg:height="0.099cm" draw:transform="rotate (-0.134390352403564) translate (12.0279583333333cm 7.58295833333332cm)" svg:viewBox="0 0 655 100" svg:d="M0 0c218 6 451-6 655 93l-49 7"><text:p/></draw:path><draw:polyline text:anchor-type="paragraph" draw:z-index="57" draw:name="Poli-linha com 4 cantos 37" draw:style-name="gr3" draw:text-style-name="P4" svg:width="0.526cm" svg:height="0.041cm" draw:transform="rotate (0.556236432610593) translate (11.3241666666667cm 7.50181944444446cm)" svg:viewBox="0 0 527 42" draw:points="0,0 182,18 379,42 527,20"><text:p/></draw:polyline><draw:polyline text:anchor-type="paragraph" draw:z-index="58" draw:name="Poli-linha com 4 cantos 38" draw:style-name="gr3" draw:text-style-name="P4" svg:width="0.554cm" svg:height="0.124cm" draw:transform="rotate (-0.463733982254894) translate (11.4070694444444cm 7.24076388888889cm)" svg:viewBox="0 0 555 125" draw:points="0,0 204,6 437,109 555,125"><text:p/></draw:polyline><draw:polyline text:anchor-type="paragraph" draw:z-index="59" draw:name="Poli-linha com 4 cantos 39" draw:style-name="gr3" draw:text-style-name="P4" svg:width="0.653cm" svg:height="0.146cm" draw:transform="rotate (0.372976861151188) translate (12.6268813694709cm 8.14770787164561cm)" svg:viewBox="0 0 654 147" draw:points="0,147 197,137 480,38 654,0"><text:p/></draw:polyline><draw:polyline text:anchor-type="paragraph" draw:z-index="60" draw:name="Poli-linha com 3 cantos 13" draw:style-name="gr3" draw:text-style-name="P4" svg:width="0.404cm" svg:height="0.018cm" draw:transform="rotate (-0.683994533856578) translate (12.8509833508094cm 7.96675981516582cm)" svg:viewBox="0 0 405 19" draw:points="0,10 222,0 405,19"><text:p/></draw:polyline><draw:custom-shape text:anchor-type="paragraph" draw:z-index="61" draw:name="Forma 2" draw:style-name="gr6" draw:text-style-name="P7" svg:width="0.424cm" svg:height="0.23cm" svg:x="12.028cm" svg:y="9.146cm"><text:p/><draw:enhanced-geometry svg:viewBox="0 0 21600 21600" draw:type="rectangle" draw:enhanced-path="M 0 0 L 21600 0 21600 21600 0 21600 0 0 Z N"/></draw:custom-shape><draw:custom-shape text:anchor-type="paragraph" draw:z-index="62" draw:name="Forma 3" draw:style-name="gr5" draw:text-style-name="P6" svg:width="0.262cm" svg:height="0.246cm" svg:x="13.333cm" svg:y="8.75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63" draw:name="Forma 4" draw:style-name="gr4" svg:width="0.588cm" svg:height="0.295cm" svg:x="11.277cm" svg:y="9.502cm"><text:p/><draw:enhanced-geometry svg:viewBox="0 0 21600 21600" draw:type="rectangle" draw:enhanced-path="M 0 0 L 21600 0 21600 21600 0 21600 0 0 Z N"/></draw:custom-shape><draw:polyline text:anchor-type="paragraph" draw:z-index="64" draw:name="Poli-linha com 3 cantos 5" draw:style-name="gr3" draw:text-style-name="P4" svg:width="0.278cm" svg:height="0cm" draw:transform="rotate (-1.5707963267949) translate (8.14034722222222cm 9.93951388888889cm)" svg:viewBox="0 0 279 0" draw:points="0,0 164,0 279,0"><text:p/></draw:polyline><draw:path text:anchor-type="paragraph" draw:z-index="65" draw:name="Curva de Bézier 13" draw:style-name="gr3" draw:text-style-name="P4" svg:width="0.505cm" svg:height="0.016cm" svg:x="7.96cm" svg:y="10.054cm" svg:viewBox="0 0 506 17" svg:d="M0 16c168-5 337 12 506-16h-81"><text:p/></draw:path><draw:polyline text:anchor-type="paragraph" draw:z-index="66" draw:name="Poli-linha com 3 cantos 6" draw:style-name="gr3" draw:text-style-name="P4" svg:width="0.26cm" svg:height="0.015cm" draw:transform="rotate (-1.5707963267949) translate (9.54440277777778cm 10.2817083333333cm)" svg:viewBox="0 0 261 16" draw:points="0,0 164,0 261,16"><text:p/></draw:polyline><draw:polyline text:anchor-type="paragraph" draw:z-index="67" draw:name="Poli-linha com 3 cantos 14" draw:style-name="gr3" draw:text-style-name="P4" svg:width="0.294cm" svg:height="0.031cm" svg:x="9.364cm" svg:y="10.396cm" svg:viewBox="0 0 295 32" draw:points="0,0 164,0 295,32"><text:p/></draw:polyline><draw:line text:anchor-type="paragraph" draw:z-index="68" draw:name="Linha vertical 1" draw:style-name="gr3" draw:text-style-name="P4" svg:x1="8.827cm" svg:y1="10.626cm" svg:x2="8.827cm" svg:y2="11.018cm"><text:p/></draw:line><draw:line text:anchor-type="paragraph" draw:z-index="69" draw:name="Linha 1" draw:style-name="gr3" draw:text-style-name="P4" svg:x1="8.483cm" svg:y1="10.822cm" svg:x2="9.153cm" svg:y2="10.804cm"><text:p/></draw:line><draw:line text:anchor-type="paragraph" draw:z-index="70" draw:name="Linha vertical 2" draw:style-name="gr3" draw:text-style-name="P4" svg:x1="10.215cm" svg:y1="11.067cm" svg:x2="10.215cm" svg:y2="11.295cm"><text:p/></draw:line><draw:line text:anchor-type="paragraph" draw:z-index="71" draw:name="Linha horizontal 1" draw:style-name="gr3" draw:text-style-name="P4" svg:x1="10.084cm" svg:y1="11.194cm" svg:x2="10.345cm" svg:y2="11.194cm"><text:p/></draw:line><draw:path text:anchor-type="paragraph" draw:z-index="72" draw:name="Curva de Bézier 14" draw:style-name="gr3" draw:text-style-name="P4" svg:width="0.515cm" svg:height="0.578cm" draw:transform="skewX (0.168424272817453) rotate (-0.896924702599886) translate (11.6048349167101cm 8.11230588999654cm)" svg:viewBox="0 0 516 579" svg:d="M155 439c31-98 394 236 157 34-21-17-387-200-77-143 361 67-300 143 59-36 333-166 241-238 57 79-153 265-107-8-72-152 71-293 93 65 38 167-89 167-286 29-134-70 250-163-12 418 94 3 75-298 89 293-26 20-82-195 303 87 100 32-249-67 300-291 91-50-64 75-294 152-163-64 136-224 185 111 97 170-256 172-169-170-27-185 240-26 99 66-90 142-187 74-249 168-116-45 221-351 134 337 219-62 23-103-139 418-39 99 108-339-81 116-191-57-75-118 263-357 97-21-139 281 94-142 89-65-37 502 130-205-86 118-51 77 246-375 95-74-123 242 164 55 174-30 18-165-84 271-111-90-32-427 229 161-144 0-164-71-165 215-103 298 213 284-173-19-141 15 197 206 57-138 188-187l-38 101"><text:p/></draw:path><draw:path text:anchor-type="paragraph" draw:z-index="73" draw:name="Curva de Bézier 15" draw:style-name="gr3" draw:text-style-name="P4" svg:width="0.41cm" svg:height="0.792cm" draw:transform="rotate (1.5707963267949) translate (11.194459038928cm 8.68394686598249cm)" svg:viewBox="0 0 411 793" svg:d="M91 588c499-28-306-2 153 81 407 74-382-433-153 0 212 403-180-322 251-130 139 62 29-554-167-475-149 61-115 350-84 524 17 103 464 217 236-98-77-107 54-584-167-392-143 124-184 492-41 603 124 97 372-322 194-522-99-112-275 376-55 475 357 160-124 17-154-18-125-146-130-402-56-572 82-185 380 67 321 279l-27-164 69-115"><text:p/></draw:path><draw:frame draw:style-name="fr3" draw:name="Imagem3" text:anchor-type="char" svg:x="9.708cm" svg:y="0.582cm" svg:width="1.356cm" svg:height="1.312cm" draw:z-index="3"><draw:image xlink:href="Pictures/1000000000000898000006A456326DDA395249CD.jpg" xlink:type="simple" xlink:show="embed" xlink:actuate="onLoad" draw:mime-type="image/jpeg"/></draw:frame><draw:frame draw:style-name="fr3" draw:name="Imagem5" text:anchor-type="char" svg:x="13.301cm" svg:y="0.563cm" svg:width="1.356cm" svg:height="1.312cm" draw:z-index="4"><draw:image xlink:href="Pictures/1000000000000898000006A456326DDA395249C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22:31:09.159675357</meta:creation-date>
    <dc:date>2025-01-13T19:50:11.398695768</dc:date>
    <meta:editing-duration>PT39M30S</meta:editing-duration>
    <meta:editing-cycles>7</meta:editing-cycles>
    <meta:generator>LibreOffice/7.3.7.2$Linux_X86_64 LibreOffice_project/30$Build-2</meta:generator>
    <meta:document-statistic meta:table-count="1" meta:image-count="7" meta:object-count="0" meta:page-count="4" meta:paragraph-count="14" meta:word-count="14" meta:character-count="15" meta:non-whitespace-character-count="15"/>
  </office:meta>
</office:document-meta>
</file>